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71pt"/>
    </style:style>
    <style:style style:name="co2" style:family="table-column">
      <style:table-column-properties fo:break-before="auto" style:column-width="103.89pt"/>
    </style:style>
    <style:style style:name="co3" style:family="table-column">
      <style:table-column-properties fo:break-before="auto" style:column-width="148.45pt"/>
    </style:style>
    <style:style style:name="co4" style:family="table-column">
      <style:table-column-properties fo:break-before="auto" style:column-width="156.36pt"/>
    </style:style>
    <style:style style:name="co5" style:family="table-column">
      <style:table-column-properties fo:break-before="auto" style:column-width="142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ext-properties fo:font-weight="bold" style:font-weight-asian="bold" style:font-weight-complex="bold"/>
    </style:style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UNCTION:</text:p>
          </table:table-cell>
          <table:table-cell office:value-type="string" calcext:value-type="string">
            <text:p>import data</text:p>
          </table:table-cell>
          <table:table-cell office:value-type="string" calcext:value-type="string">
            <text:p>PRODUCTS – add to database</text:p>
          </table:table-cell>
          <table:table-cell office:value-type="string" calcext:value-type="string">
            <text:p>CUSTOMERS – add to database</text:p>
          </table:table-cell>
          <table:table-cell office:value-type="string" calcext:value-type="string">
            <text:p>RENTALS – add to database</text:p>
          </table:table-cell>
        </table:table-row>
        <table:table-row table:style-name="ro1">
          <table:table-cell office:value-type="string" calcext:value-type="string">
            <text:p>~10 Records</text:p>
          </table:table-cell>
          <table:table-cell office:value-type="float" office:value="0.084387" calcext:value-type="float">
            <text:p>0.084387</text:p>
          </table:table-cell>
          <table:table-cell office:value-type="float" office:value="0.03158" calcext:value-type="float">
            <text:p>0.03158</text:p>
          </table:table-cell>
          <table:table-cell office:value-type="float" office:value="0.023714" calcext:value-type="float">
            <text:p>0.023714</text:p>
          </table:table-cell>
          <table:table-cell office:value-type="float" office:value="0.024856" calcext:value-type="float">
            <text:p>0.024856</text:p>
          </table:table-cell>
        </table:table-row>
        <table:table-row table:style-name="ro1">
          <table:table-cell office:value-type="string" calcext:value-type="string">
            <text:p>~10 Records</text:p>
          </table:table-cell>
          <table:table-cell office:value-type="float" office:value="0.077755" calcext:value-type="float">
            <text:p>0.077755</text:p>
          </table:table-cell>
          <table:table-cell office:value-type="float" office:value="0.024902" calcext:value-type="float">
            <text:p>0.024902</text:p>
          </table:table-cell>
          <table:table-cell office:value-type="float" office:value="0.024525" calcext:value-type="float">
            <text:p>0.024525</text:p>
          </table:table-cell>
          <table:table-cell office:value-type="float" office:value="0.024382" calcext:value-type="float">
            <text:p>0.024382</text:p>
          </table:table-cell>
        </table:table-row>
        <table:table-row table:style-name="ro1">
          <table:table-cell office:value-type="string" calcext:value-type="string">
            <text:p>~10 Records</text:p>
          </table:table-cell>
          <table:table-cell office:value-type="float" office:value="0.099258" calcext:value-type="float">
            <text:p>0.099258</text:p>
          </table:table-cell>
          <table:table-cell office:value-type="float" office:value="0.031524" calcext:value-type="float">
            <text:p>0.031524</text:p>
          </table:table-cell>
          <table:table-cell office:value-type="float" office:value="0.024791" calcext:value-type="float">
            <text:p>0.024791</text:p>
          </table:table-cell>
          <table:table-cell office:value-type="float" office:value="0.038168" calcext:value-type="float">
            <text:p>0.038168</text:p>
          </table:table-cell>
        </table:table-row>
        <table:table-row table:style-name="ro1">
          <table:table-cell office:value-type="string" calcext:value-type="string">
            <text:p>~10 Records (AVG)</text:p>
          </table:table-cell>
          <table:table-cell table:style-name="ce1" table:formula="of:=AVERAGE([.B2:.B4])" office:value-type="float" office:value="0.0871333333333333" calcext:value-type="float">
            <text:p>0.087133</text:p>
          </table:table-cell>
          <table:table-cell table:style-name="ce1" table:formula="of:=AVERAGE([.C2:.C4])" office:value-type="float" office:value="0.0293353333333333" calcext:value-type="float">
            <text:p>0.029335</text:p>
          </table:table-cell>
          <table:table-cell table:style-name="ce1" table:formula="of:=AVERAGE([.D2:.D4])" office:value-type="float" office:value="0.0243433333333333" calcext:value-type="float">
            <text:p>0.024343</text:p>
          </table:table-cell>
          <table:table-cell table:style-name="ce1" table:formula="of:=AVERAGE([.E2:.E4])" office:value-type="float" office:value="0.0291353333333333" calcext:value-type="float">
            <text:p>0.029135</text:p>
          </table:table-cell>
        </table:table-row>
        <table:table-row table:style-name="ro1">
          <table:table-cell office:value-type="string" calcext:value-type="string">
            <text:p>Normalized per record</text:p>
          </table:table-cell>
          <table:table-cell table:style-name="ce2" table:formula="of:=[.B5]/(8+10+8)" office:value-type="float" office:value="0.00335128205128205" calcext:value-type="float">
            <text:p>0.003351</text:p>
          </table:table-cell>
          <table:table-cell table:style-name="ce2" table:formula="of:=[.C5]/8" office:value-type="float" office:value="0.00366691666666667" calcext:value-type="float">
            <text:p>0.003667</text:p>
          </table:table-cell>
          <table:table-cell table:style-name="ce2" table:formula="of:=[.D5]/10" office:value-type="float" office:value="0.00243433333333333" calcext:value-type="float">
            <text:p>0.002434</text:p>
          </table:table-cell>
          <table:table-cell table:style-name="ce2" table:formula="of:=[.E5]/8" office:value-type="float" office:value="0.00364191666666667" calcext:value-type="float">
            <text:p>0.0036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~1000 Records</text:p>
          </table:table-cell>
          <table:table-cell office:value-type="float" office:value="0.853629" calcext:value-type="float">
            <text:p>0.85362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1096" calcext:value-type="float">
            <text:p>0.291096</text:p>
          </table:table-cell>
          <table:table-cell office:value-type="float" office:value="0.253854" calcext:value-type="float">
            <text:p>0.253854</text:p>
          </table:table-cell>
        </table:table-row>
        <table:table-row table:style-name="ro1">
          <table:table-cell office:value-type="string" calcext:value-type="string">
            <text:p>~1000 Records</text:p>
          </table:table-cell>
          <table:table-cell office:value-type="float" office:value="0.887177" calcext:value-type="float">
            <text:p>0.887177</text:p>
          </table:table-cell>
          <table:table-cell office:value-type="float" office:value="0.262331" calcext:value-type="float">
            <text:p>0.262331</text:p>
          </table:table-cell>
          <table:table-cell office:value-type="float" office:value="0.265191" calcext:value-type="float">
            <text:p>0.265191</text:p>
          </table:table-cell>
          <table:table-cell office:value-type="float" office:value="0.347273" calcext:value-type="float">
            <text:p>0.347273</text:p>
          </table:table-cell>
        </table:table-row>
        <table:table-row table:style-name="ro1">
          <table:table-cell office:value-type="string" calcext:value-type="string">
            <text:p>~1000 Records</text:p>
          </table:table-cell>
          <table:table-cell office:value-type="float" office:value="1.023834" calcext:value-type="float">
            <text:p>1.023834</text:p>
          </table:table-cell>
          <table:table-cell office:value-type="float" office:value="0.331849" calcext:value-type="float">
            <text:p>0.331849</text:p>
          </table:table-cell>
          <table:table-cell office:value-type="float" office:value="0.387131" calcext:value-type="float">
            <text:p>0.387131</text:p>
          </table:table-cell>
          <table:table-cell office:value-type="float" office:value="0.292435" calcext:value-type="float">
            <text:p>0.292435</text:p>
          </table:table-cell>
        </table:table-row>
        <table:table-row table:style-name="ro1">
          <table:table-cell office:value-type="string" calcext:value-type="string">
            <text:p>~1000 Records (AVG)</text:p>
          </table:table-cell>
          <table:table-cell table:style-name="ce1" table:formula="of:=AVERAGE([.B8:.B10])" office:value-type="float" office:value="0.921546666666667" calcext:value-type="float">
            <text:p>0.921547</text:p>
          </table:table-cell>
          <table:table-cell table:style-name="ce1" table:formula="of:=AVERAGE([.C8:.C10])" office:value-type="float" office:value="0.29506" calcext:value-type="float">
            <text:p>0.295060</text:p>
          </table:table-cell>
          <table:table-cell table:style-name="ce1" table:formula="of:=AVERAGE([.D8:.D10])" office:value-type="float" office:value="0.314472666666667" calcext:value-type="float">
            <text:p>0.314473</text:p>
          </table:table-cell>
          <table:table-cell table:style-name="ce1" table:formula="of:=AVERAGE([.E8:.E10])" office:value-type="float" office:value="0.297854" calcext:value-type="float">
            <text:p>0.297854</text:p>
          </table:table-cell>
        </table:table-row>
        <table:table-row table:style-name="ro1">
          <table:table-cell office:value-type="string" calcext:value-type="string">
            <text:p>Normalized per record</text:p>
          </table:table-cell>
          <table:table-cell table:style-name="ce2" table:formula="of:=[.B11]/(999+1006+1002)" office:value-type="float" office:value="0.000306467132246979" calcext:value-type="float">
            <text:p>0.000306</text:p>
          </table:table-cell>
          <table:table-cell table:style-name="ce2" table:formula="of:=[.C11]/999" office:value-type="float" office:value="0.000295355355355355" calcext:value-type="float">
            <text:p>0.000295</text:p>
          </table:table-cell>
          <table:table-cell table:style-name="ce2" table:formula="of:=[.D11]/1006" office:value-type="float" office:value="0.000312597084161697" calcext:value-type="float">
            <text:p>0.000313</text:p>
          </table:table-cell>
          <table:table-cell table:style-name="ce2" table:formula="of:=[.E11]/1002" office:value-type="float" office:value="0.000297259481037924" calcext:value-type="float">
            <text:p>0.0002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~10000 Records</text:p>
          </table:table-cell>
          <table:table-cell office:value-type="float" office:value="7.112563" calcext:value-type="float">
            <text:p>7.112563</text:p>
          </table:table-cell>
          <table:table-cell office:value-type="float" office:value="2.312367" calcext:value-type="float">
            <text:p>2.312367</text:p>
          </table:table-cell>
          <table:table-cell office:value-type="float" office:value="2.234539" calcext:value-type="float">
            <text:p>2.234539</text:p>
          </table:table-cell>
          <table:table-cell office:value-type="float" office:value="2.452973" calcext:value-type="float">
            <text:p>2.452973</text:p>
          </table:table-cell>
        </table:table-row>
        <table:table-row table:style-name="ro1">
          <table:table-cell office:value-type="string" calcext:value-type="string">
            <text:p>~10000 Records</text:p>
          </table:table-cell>
          <table:table-cell office:value-type="float" office:value="6.941757" calcext:value-type="float">
            <text:p>6.941757</text:p>
          </table:table-cell>
          <table:table-cell office:value-type="float" office:value="2.30761" calcext:value-type="float">
            <text:p>2.30761</text:p>
          </table:table-cell>
          <table:table-cell office:value-type="float" office:value="2.182869" calcext:value-type="float">
            <text:p>2.182869</text:p>
          </table:table-cell>
          <table:table-cell office:value-type="float" office:value="2.356875" calcext:value-type="float">
            <text:p>2.356875</text:p>
          </table:table-cell>
        </table:table-row>
        <table:table-row table:style-name="ro1">
          <table:table-cell office:value-type="string" calcext:value-type="string">
            <text:p>~10000 Records</text:p>
          </table:table-cell>
          <table:table-cell office:value-type="float" office:value="7.039628" calcext:value-type="float">
            <text:p>7.039628</text:p>
          </table:table-cell>
          <table:table-cell office:value-type="float" office:value="2.3762246" calcext:value-type="float">
            <text:p>2.3762246</text:p>
          </table:table-cell>
          <table:table-cell office:value-type="float" office:value="2.208955" calcext:value-type="float">
            <text:p>2.208955</text:p>
          </table:table-cell>
          <table:table-cell office:value-type="float" office:value="2.358732" calcext:value-type="float">
            <text:p>2.358732</text:p>
          </table:table-cell>
        </table:table-row>
        <table:table-row table:style-name="ro1">
          <table:table-cell office:value-type="string" calcext:value-type="string">
            <text:p>~10000 Records (AVG)</text:p>
          </table:table-cell>
          <table:table-cell table:style-name="ce1" table:formula="of:=AVERAGE([.B14:.B16])" office:value-type="float" office:value="7.031316" calcext:value-type="float">
            <text:p>7.031316</text:p>
          </table:table-cell>
          <table:table-cell table:style-name="ce1" table:formula="of:=AVERAGE([.C14:.C16])" office:value-type="float" office:value="2.3320672" calcext:value-type="float">
            <text:p>2.332067</text:p>
          </table:table-cell>
          <table:table-cell table:style-name="ce1" table:formula="of:=AVERAGE([.D14:.D16])" office:value-type="float" office:value="2.20878766666667" calcext:value-type="float">
            <text:p>2.208788</text:p>
          </table:table-cell>
          <table:table-cell table:style-name="ce1" table:formula="of:=AVERAGE([.E14:.E16])" office:value-type="float" office:value="2.38952666666667" calcext:value-type="float">
            <text:p>2.389527</text:p>
          </table:table-cell>
        </table:table-row>
        <table:table-row table:style-name="ro1">
          <table:table-cell office:value-type="string" calcext:value-type="string">
            <text:p>Normalized per record</text:p>
          </table:table-cell>
          <table:table-cell table:style-name="ce2" table:formula="of:=[.B17]/(9990+9054+10089)" office:value-type="float" office:value="0.000241352280918546" calcext:value-type="float">
            <text:p>0.000241</text:p>
          </table:table-cell>
          <table:table-cell table:style-name="ce2" table:formula="of:=[.C17]/9990" office:value-type="float" office:value="0.00023344016016016" calcext:value-type="float">
            <text:p>0.000233</text:p>
          </table:table-cell>
          <table:table-cell table:style-name="ce2" table:formula="of:=[.D17]/9054" office:value-type="float" office:value="0.000243957109196672" calcext:value-type="float">
            <text:p>0.000244</text:p>
          </table:table-cell>
          <table:table-cell table:style-name="ce2" table:formula="of:=[.E17]/10089" office:value-type="float" office:value="0.000236844748405855" calcext:value-type="float">
            <text:p>0.000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46:02.279323364</meta:creation-date>
    <meta:generator>LibreOffice/6.0.7.3$Linux_X86_64 LibreOffice_project/00m0$Build-3</meta:generator>
    <dc:date>2020-08-05T13:31:19.285681778</dc:date>
    <meta:editing-duration>PT8M5S</meta:editing-duration>
    <meta:editing-cycles>1</meta:editing-cycles>
    <meta:document-statistic meta:table-count="1" meta:cell-count="80" meta:object-count="0"/>
  </office:meta>
</office:document-meta>
</file>